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ce6e" officeooo:paragraph-rsid="0006c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pm install –save express</text:p>
      <text:p text:style-name="P1"/>
      <text:p text:style-name="P1">npm install –save nodemon</text:p>
      <text:p text:style-name="P1"/>
      <text:p text:style-name="P1">npm install –save morgan</text:p>
      <text:p text:style-name="P1"/>
      <text:p text:style-name="P1">npm install –save body-pars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18:00:20.740000000</dc:date>
    <meta:editing-duration>PT50S</meta:editing-duration>
    <meta:editing-cycles>1</meta:editing-cycles>
    <meta:document-statistic meta:table-count="0" meta:image-count="0" meta:object-count="0" meta:page-count="1" meta:paragraph-count="4" meta:word-count="16" meta:character-count="103" meta:non-whitespace-character-count="91"/>
    <meta:generator>LibreOffice/7.2.1.2$Windows_X86_64 LibreOffice_project/87b77fad49947c1441b67c559c339af8f3517e22</meta:generator>
  </office:meta>
</office:document-meta>
</file>